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A30000023C1C83387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37cm"/>
    </style:style>
    <style:style style:name="gr3" style:family="graphic" style:parent-style-name="standard">
      <style:graphic-properties draw:stroke="none" svg:stroke-color="#000000" draw:fill="none" draw:fill-color="#ffffff" fo:min-height="1.257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stroke="none" svg:stroke-color="#000000" draw:fill="none" draw:fill-color="#ffffff" fo:min-height="1.705cm"/>
    </style:style>
    <style:style style:name="gr6" style:family="graphic" style:parent-style-name="standard">
      <style:graphic-properties draw:stroke="none" svg:stroke-color="#000000" draw:fill="none" draw:fill-color="#ffffff" fo:min-height="3.396cm"/>
    </style:style>
    <style:style style:name="gr7" style:family="graphic" style:parent-style-name="standard">
      <style:graphic-properties draw:stroke="none" svg:stroke-color="#000000" draw:fill="none" draw:fill-color="#ffffff" fo:min-height="0.723cm"/>
    </style:style>
    <style:style style:name="P1" style:family="paragraph">
      <style:paragraph-properties fo:text-align="center"/>
    </style:style>
    <style:style style:name="P2" style:family="paragraph">
      <style:text-properties style:font-name="Linux Libertine O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font-name="Linux Libertine O" fo:font-size="14pt" style:font-name-asian="Linux Libertine O2" style:font-size-asian="14pt" style:font-name-complex="Linux Libertine O2" style:font-size-complex="14pt"/>
    </style:style>
    <style:style style:name="T2" style:family="text">
      <style:text-properties style:font-name="Linux Libertine O" fo:font-size="14pt" style:font-size-asian="14pt" style:font-size-complex="14pt"/>
    </style:style>
    <style:style style:name="T3" style:family="text">
      <style:text-properties style:font-name="Linux Libertine O2" fo:font-size="14pt" style:font-name-asian="Linux Libertine O2" style:font-size-asian="14pt" style:font-name-complex="Linux Libertine O2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1cm" svg:height="19.589cm" svg:x="6.08cm" svg:y="1.001cm">
          <draw:image xlink:href="Pictures/20000002000000A30000023C1C83387B.eps" xlink:type="simple" xlink:show="embed" xlink:actuate="onLoad">
            <text:p/>
          </draw:image>
        </draw:frame>
        <draw:frame draw:style-name="gr2" draw:text-style-name="P2" draw:layer="layout" svg:width="5.969cm" svg:height="1.387cm" svg:x="0.873cm" svg:y="1.01cm">
          <draw:text-box>
            <text:p><text:span text:style-name="T1">assume(ρ(x1,x2),</text:span></text:p>
            <text:p><text:span text:style-name="T1">ρ(x1,x2) =</text:span><text:span text:style-name="T2"> x1 </text:span><text:span text:style-name="T3">∈</text:span><text:span text:style-name="T2"> </text:span><text:span text:style-name="T1">ℕ</text:span></text:p>
          </draw:text-box>
        </draw:frame>
        <draw:frame draw:style-name="gr3" draw:text-style-name="P3" draw:layer="layout" svg:width="6.35cm" svg:height="1.507cm" svg:x="0.873cm" svg:y="18.67cm">
          <draw:text-box>
            <text:p><text:span text:style-name="T3">Assert (ψ) </text:span></text:p>
            <text:p><text:span text:style-name="T3">ψ(x1, x2) = (x1 = 6 )</text:span></text:p>
          </draw:text-box>
        </draw:frame>
        <draw:frame draw:style-name="gr4" draw:text-style-name="P3" draw:layer="layout" svg:width="17.145cm" svg:height="1.524cm" svg:x="10.017cm" svg:y="18.78cm">
          <draw:text-box>
            <text:p><text:span text:style-name="T3">ρ(x1,x2) ⇒WP (x1 :=3 ; if (x1 = 6) then else x1 := 6 ; x2 := 0, <text:s/>ψ(x1, x2))</text:span></text:p>
          </draw:text-box>
        </draw:frame>
        <draw:frame draw:style-name="gr4" draw:text-style-name="P3" draw:layer="layout" svg:width="16.256cm" svg:height="1.524cm" svg:x="10.271cm" svg:y="14.97cm">
          <draw:text-box>
            <text:p><text:span text:style-name="T3">ρ(x1,x2) ⇒WP (x1 :=3 ; if (x1 = 6) then else x1 := 6 , <text:s/>ψ(x1, 0))</text:span></text:p>
          </draw:text-box>
        </draw:frame>
        <draw:frame draw:style-name="gr4" draw:text-style-name="P3" draw:layer="layout" svg:width="16.542cm" svg:height="1.524cm" svg:x="11.668cm" svg:y="11.414cm">
          <draw:text-box>
            <text:p><text:span text:style-name="T3">ρ(x1,x2) ⇒WP (x1 :=3 , <text:s text:c="2"/>x1 = 6 ⇒ ψ(x1, 0) ∧ x1 ≠ 6 ⇒WP(x1 :=6 , ψ(x1, 0)) <text:s/>)</text:span></text:p>
          </draw:text-box>
        </draw:frame>
        <draw:frame draw:style-name="gr4" draw:text-style-name="P3" draw:layer="layout" svg:width="15.621cm" svg:height="1.524cm" svg:x="10.906cm" svg:y="7.604cm">
          <draw:text-box>
            <text:p><text:span text:style-name="T3">ρ(x1,x2) ⇒WP (x1 :=3 , <text:s text:c="2"/>x1 = 6 ⇒ ψ(x1, 0) ∧ x1 ≠ 6 ⇒ ψ(x1, 6) )</text:span></text:p>
          </draw:text-box>
        </draw:frame>
        <draw:frame draw:style-name="gr5" draw:text-style-name="P3" draw:layer="layout" svg:width="10.922cm" svg:height="1.955cm" svg:x="8.874cm" svg:y="3.54cm">
          <draw:text-box>
            <text:p><text:span text:style-name="T3">ρ(x1,x2) ⇒ <text:s/>((3 = 6) ⇒ ψ(3, 0) )</text:span></text:p>
            <text:p><text:span text:style-name="T3"><text:tab/></text:span><text:span text:style-name="T3"><text:tab/></text:span><text:span text:style-name="T3">∧</text:span></text:p>
            <text:p><text:span text:style-name="T3"><text:tab/></text:span><text:span text:style-name="T3"><text:tab/></text:span><text:span text:style-name="T3">((3 ≠ 6) ⇒ ψ(6, 0) )</text:span></text:p>
          </draw:text-box>
        </draw:frame>
        <draw:frame draw:style-name="gr6" draw:text-style-name="P3" draw:layer="layout" svg:width="12.462cm" svg:height="3.646cm" svg:x="16.732cm" svg:y="3.54cm">
          <draw:text-box>
            <text:p><text:span text:style-name="T3">ρ(x1,x2) ⇒ <text:s/>( (⊥ ⇒ ⊥) ∧ <text:s text:c="2"/>(⊥ ⇒ ⊤ ) )</text:span></text:p>
            <text:p><text:span text:style-name="T3">⇔ <text:s/></text:span></text:p>
            <text:p><text:span text:style-name="T3">ρ(x1,x2) <text:s/>⇒( ⊤ <text:s/>∧ ⊤) </text:span></text:p>
            <text:p><text:span text:style-name="T3">⇔ </text:span></text:p>
            <text:p><text:span text:style-name="T3">⊤</text:span></text:p>
            <text:p><text:span text:style-name="T4"/></text:p>
          </draw:text-box>
        </draw:frame>
        <draw:frame draw:style-name="gr7" draw:text-style-name="P3" draw:layer="layout" svg:width="17.145cm" svg:height="0.973cm" svg:x="11.922cm" svg:y="16.875cm">
          <draw:text-box>
            <text:p><text:span text:style-name="T3">ρ(x1,x2) ⇒WP (x1 :=3 ; if (x1 = 6) then else x1 := 6 , WP(x2 := 0, <text:s/>ψ(x1, x2)) )</text:span></text:p>
          </draw:text-box>
        </draw:frame>
        <draw:frame draw:style-name="gr4" draw:text-style-name="P3" draw:layer="layout" svg:width="16.256cm" svg:height="1.524cm" svg:x="12.811cm" svg:y="13.192cm">
          <draw:text-box>
            <text:p><text:span text:style-name="T3">ρ(x1,x2) ⇒WP (x1 :=3 , WP(if (x1 = 6) then else x1 := 6 , <text:s/>ψ(x1, 0))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aynaud</meta:initial-creator>
    <meta:creation-date>2018-06-07T14:21:32.328834093</meta:creation-date>
    <dc:date>2018-06-08T09:26:41.532126684</dc:date>
    <dc:creator>Paul Raynaud</dc:creator>
    <meta:editing-duration>PT20M12S</meta:editing-duration>
    <meta:editing-cycles>6</meta:editing-cycles>
    <meta:generator>LibreOffice/4.3.3.2$Linux_X86_64 LibreOffice_project/430m0$Build-2</meta:generator>
    <meta:document-statistic meta:object-count="11"/>
  </office:meta>
</office:document-meta>
</file>